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margin-left="0.127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ne  in o.stock_picking_line_ids"&gt;</text:placeholder> </text:p>
      <text:p text:style-name="P1"><text:placeholder text:placeholder-type="text">&lt;if test="line.lot_id.ean_128"&gt;</text:placeholder></text:p>
      <text:p text:style-name="P1"><text:placeholder text:placeholder-type="text">&lt;for each="label in range(line.quantity)"&gt;</text:placeholder></text:p>
      <text:p text:style-name="P4"><draw:frame draw:style-name="fr1" draw:name="image: barcode(line.lot_id.ean_128, 'code128')" text:anchor-type="paragraph" svg:y="0.229cm" draw:z-index="0"><draw:text-box fo:min-height="0.66cm" fo:min-width="1cm"><text:p text:style-name="Frame_20_contents">Imagen</text:p></draw:text-box></draw:frame><text:placeholder text:placeholder-type="text">&lt;line.lot_id.ean_128&gt;</text:placeholder></text:p>
      <text:p text:style-name="P4"/>
      <text:p text:style-name="P5"><text:span text:style-name="T1">Referencia:</text:span> <text:placeholder text:placeholder-type="text">&lt;line.lot_id.ref&gt;</text:placeholder></text:p>
      <text:p text:style-name="P5"><text:soft-page-break/><text:span text:style-name="T1">N° Lote:</text:span> <text:placeholder text:placeholder-type="text">&lt;line.lot_id.name&gt;</text:placeholder></text:p>
      <text:p text:style-name="P5"><text:span text:style-name="T1">Fecha de Vencimiento:</text:span> <text:placeholder text:placeholder-type="text">&lt;line.lot_id.life_date or 'N/A'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6-10T14:14:32.199432302</dc:date>
    <meta:editing-duration>PT16H10M27S</meta:editing-duration>
    <meta:editing-cycles>220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26" meta:character-count="274" meta:non-whitespace-character-count="257"/>
  </office:meta>
</office:document-meta>
</file>